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26cm" fo:min-width="16.645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5.69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9.275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9.275cm" fo:min-width="9.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877cm" fo:min-width="15.693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6.51cm" svg:x="2.27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192cm" svg:height="1.27cm" svg:x="2.588cm" svg:y="3.222cm">
          <text:p text:style-name="P1">NAVIGATION MEN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9.525cm" svg:x="2.587cm" svg:y="4.81cm">
          <text:p text:style-name="P1">LIST OF POS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9.525cm" svg:x="16.24cm" svg:y="4.81cm">
          <text:p text:style-name="P1">SEARCH BAR AND OTHER LINK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9.525cm" svg:x="5.762cm" svg:y="4.81cm">
          <text:p text:style-name="P1">BLOG CONTE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193cm" svg:height="4.127cm" svg:x="2.587cm" svg:y="14.97cm">
          <text:p text:style-name="P1">FOOTER (newletter form, contact form, copyright notice, back to top butto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16:46:29.432489037</meta:creation-date>
    <dc:date>2022-01-02T16:53:40.009482086</dc:date>
    <meta:editing-duration>PT7M15S</meta:editing-duration>
    <meta:editing-cycles>1</meta:editing-cycles>
    <meta:document-statistic meta:object-count="6"/>
    <meta:generator>LibreOffice/7.2.2.2$Linux_X86_64 LibreOffice_project/02b2acce88a210515b4a5bb2e46cbfb63fe97d56</meta:generator>
  </office:meta>
</office:document-meta>
</file>